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6">
      <style:graphic-properties draw:fill="none" draw:stroke="solid" svg:stroke-width="0.04167in" svg:stroke-color="#e97132" draw:marker-end="a375" svg:stroke-opacity="100%" draw:stroke-linejoin="miter" svg:stroke-linecap="butt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0" style:parent-style-name="Graphics">
      <style:graphic-properties draw:fill="none" draw:stroke="none"/>
    </style:style>
    <style:style style:family="drawing-page" style:name="a3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2" style:parent-style-name="Graphics">
      <style:graphic-properties draw:fill="none" draw:stroke="none"/>
    </style:style>
    <style:style style:family="graphic" style:name="a363" style:parent-style-name="Graphics">
      <style:graphic-properties draw:fill="none" draw:stroke="none"/>
    </style:style>
    <style:style style:family="graphic" style:name="a364" style:parent-style-name="Graphics">
      <style:graphic-properties draw:fill="none" draw:stroke="non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>
      <style:graphic-properties draw:fill="none" draw:stroke="solid" svg:stroke-width="0.04167in" svg:stroke-color="#e97132" draw:marker-end="a380" svg:stroke-opacity="100%" draw:stroke-linejoin="miter" svg:stroke-linecap="butt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frame draw:id="id63" draw:style-name="a360" draw:name="Picture 4" svg:x="1.05821in" svg:y="0.50877in" svg:width="9.85401in" svg:height="6.1052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61" draw:master-page-name="Master1-Layout7-blank-Blank" presentation:presentation-page-layout-name="Master1-PPL7" draw:id="Slide-257">
        <draw:frame draw:id="id64" draw:style-name="a362" draw:name="Picture 1" svg:x="4.86249in" svg:y="1.75276in" svg:width="7.57011in" svg:height="4.69023in" style:rel-width="scale" style:rel-height="scale">
          <draw:image xlink:href="media/image1.png" xlink:type="simple" xlink:show="embed" xlink:actuate="onLoad"/>
          <svg:title/>
          <svg:desc/>
        </draw:frame>
        <draw:frame draw:id="id65" draw:style-name="a363" draw:name="Picture 11" svg:x="1.56079in" svg:y="4.32465in" svg:width="3.96219in" svg:height="2.5341in" style:rel-width="scale" style:rel-height="scale">
          <draw:image xlink:href="media/image2.png" xlink:type="simple" xlink:show="embed" xlink:actuate="onLoad"/>
          <svg:title/>
          <svg:desc/>
        </draw:frame>
        <draw:frame draw:id="id66" draw:style-name="a364" draw:name="Picture 14" svg:x="1.5396in" svg:y="1.33698in" svg:width="3.98337in" svg:height="2.5341in" style:rel-width="scale" style:rel-height="scale">
          <draw:image xlink:href="media/image3.png" xlink:type="simple" xlink:show="embed" xlink:actuate="onLoad"/>
          <svg:title/>
          <svg:desc/>
        </draw:frame>
        <draw:custom-shape svg:x="2.94832in" svg:y="5.26452in" svg:width="2.13666in" svg:height="1.1405in" draw:id="id67" draw:style-name="a371" draw:name="Rectangle 2">
          <svg:title/>
          <svg:desc/>
          <text:p text:style-name="a366" text:class-names="" text:cond-style-name=""><text:span text:style-name="a365" text:class-names="">What matters for loading a solution-mode experiment is that there are .fcs files in the following sub-folder of the directory you chose:</text:span></text:p>
          <text:p text:style-name="a368" text:class-names="" text:cond-style-name=""><text:span text:style-name="a367" text:class-names=""/></text:p>
          <text:p text:style-name="a370" text:class-names="" text:cond-style-name=""><text:span text:style-name="a369" text:class-names=""><text:s text:c="19"/>/main/Analysis_fc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1546in" svg:y="2.36882in" svg:width="1.09874in" svg:height="0.23522in" draw:id="id68" draw:style-name="a374" draw:name="Rectangle 3">
          <svg:title/>
          <svg:desc/>
          <text:p text:style-name="a373" text:class-names="" text:cond-style-name=""><text:span text:style-name="a3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91546in" svg:y1="2.48643in" draw:start-shape="id68" draw:start-glue-point="3" svg:x2="4.32456in" svg:y2="2.47593in" draw:id="id69" draw:style-name="a376" draw:name="Straight Arrow Connector 4">
          <svg:title/>
          <svg:desc/>
        </draw:connector>
        <draw:custom-shape svg:x="6.92424in" svg:y="2.69338in" svg:width="1.09874in" svg:height="0.23522in" draw:id="id70" draw:style-name="a379" draw:name="Rectangle 5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91546in" svg:y1="2.79741in" svg:x2="4.32456in" svg:y2="5.02053in" draw:id="id71" draw:style-name="a381" draw:name="Straight Arrow Connector 8">
          <svg:title/>
          <svg:desc/>
        </draw:connector>
        <draw:custom-shape svg:x="2.27193in" svg:y="4.941in" svg:width="0.32456in" svg:height="0.09708in" draw:id="id72" draw:style-name="a384" draw:name="Rectangle 17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7193in" svg:y="2.38935in" svg:width="0.32456in" svg:height="0.09708in" draw:id="id73" draw:style-name="a387" draw:name="Rectangle 18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146in" svg:y="2.57538in" svg:width="2.06364in" svg:height="1.0492in" draw:id="id74" draw:style-name="a394" draw:name="Rectangle 19">
          <svg:title/>
          <svg:desc/>
          <text:p text:style-name="a389" text:class-names="" text:cond-style-name=""><text:span text:style-name="a388" text:class-names="">What matters for loading an imaging experiment is that there are either .mcd or .tiff files in the following sub-folder of the directory you chose:</text:span></text:p>
          <text:p text:style-name="a391" text:class-names="" text:cond-style-name=""><text:span text:style-name="a390" text:class-names=""/></text:p>
          <text:p text:style-name="a393" text:class-names="" text:cond-style-name=""><text:span text:style-name="a392" text:class-names=""><text:s text:c="19"/>/raw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375" svg:viewBox="0 0 20 30" svg:d="m10 0-10 30h20z"/>
    <draw:marker draw:name="a38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/25/2025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/25/2025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/25/2025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/25/2025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/25/2025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/25/2025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/25/2025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/25/2025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/25/2025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/25/2025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/25/2025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/25/2025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aiello, Benjamin</meta:initial-creator>
    <dc:creator>Caiello, Benjamin</dc:creator>
    <meta:creation-date>2025-01-27T15:23:44Z</meta:creation-date>
    <dc:date>2025-03-19T18:28:12Z</dc:date>
    <meta:editing-cycles>1</meta:editing-cycles>
    <meta:editing-duration>PT1585S</meta:editing-duration>
    <meta:document-statistic meta:paragraph-count="6" meta:word-count="62"/>
  </office:meta>
</office:document-meta>
</file>